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B000003834F8915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0.397cm"/>
    </style:style>
    <style:style style:name="Table1.F" style:family="table-column">
      <style:table-column-properties style:column-width="2.037cm"/>
    </style:style>
    <style:style style:name="Table1.G" style:family="table-column">
      <style:table-column-properties style:column-width="0.053cm"/>
    </style:style>
    <style:style style:name="Table1.H" style:family="table-column">
      <style:table-column-properties style:column-width="0.503cm"/>
    </style:style>
    <style:style style:name="Table1.I" style:family="table-column">
      <style:table-column-properties style:column-width="0.714cm"/>
    </style:style>
    <style:style style:name="Table1.J" style:family="table-column">
      <style:table-column-properties style:column-width="1.005cm"/>
    </style:style>
    <style:style style:name="Table1.K" style:family="table-column">
      <style:table-column-properties style:column-width="0.489cm"/>
    </style:style>
    <style:style style:name="Table1.L" style:family="table-column">
      <style:table-column-properties style:column-width="2.713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12" style:family="table-row">
      <style:table-row-properties style:min-row-height="0.249cm"/>
    </style:style>
    <style:style style:name="Table1.13" style:family="table-row">
      <style:table-row-properties style:min-row-height="0.476cm"/>
    </style:style>
    <style:style style:name="Table1.39" style:family="table-row">
      <style:table-row-properties style:min-row-height="0.691cm"/>
    </style:style>
    <style:style style:name="Table1.40" style:family="table-row">
      <style:table-row-properties style:min-row-height="1.52cm"/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5.31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397cm"/>
    </style:style>
    <style:style style:name="Table2.E" style:family="table-column">
      <style:table-column-properties style:column-width="1.296cm"/>
    </style:style>
    <style:style style:name="Table2.F" style:family="table-column">
      <style:table-column-properties style:column-width="1.6cm"/>
    </style:style>
    <style:style style:name="Table2.G" style:family="table-column">
      <style:table-column-properties style:column-width="0.385cm"/>
    </style:style>
    <style:style style:name="Table2.H" style:family="table-column">
      <style:table-column-properties style:column-width="0.714cm"/>
    </style:style>
    <style:style style:name="Table2.I" style:family="table-column">
      <style:table-column-properties style:column-width="0.108cm"/>
    </style:style>
    <style:style style:name="Table2.J" style:family="table-column">
      <style:table-column-properties style:column-width="0.395cm"/>
    </style:style>
    <style:style style:name="Table2.K" style:family="table-column">
      <style:table-column-properties style:column-width="1.005cm"/>
    </style:style>
    <style:style style:name="Table2.L" style:family="table-column">
      <style:table-column-properties style:column-width="0.489cm"/>
    </style:style>
    <style:style style:name="Table2.M" style:family="table-column">
      <style:table-column-properties style:column-width="2.713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531cm" fo:keep-together="always"/>
    </style:style>
    <style:style style:name="Table2.8" style:family="table-row">
      <style:table-row-properties style:min-row-height="0.519cm" fo:keep-together="always"/>
    </style:style>
    <style:style style:name="Table2.40" style:family="table-row">
      <style:table-row-properties style:min-row-height="0.778cm" fo:keep-together="always"/>
    </style:style>
    <style:style style:name="Table2.I40" style:family="table-cell">
      <style:table-cell-properties fo:padding="0.097cm" fo:border-left="none" fo:border-right="none" fo:border-top="0.05pt solid #000000" fo:border-bottom="0.05pt solid #000000"/>
    </style:style>
    <style:style style:name="Table2.J40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7.013cm" fo:margin-left="0cm" fo:break-before="page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5.106cm"/>
    </style:style>
    <style:style style:name="Table3.C" style:family="table-column">
      <style:table-column-properties style:column-width="1.296cm"/>
    </style:style>
    <style:style style:name="Table3.D" style:family="table-column">
      <style:table-column-properties style:column-width="0.714cm"/>
    </style:style>
    <style:style style:name="Table3.E" style:family="table-column">
      <style:table-column-properties style:column-width="0.794cm"/>
    </style:style>
    <style:style style:name="Table3.F" style:family="table-column">
      <style:table-column-properties style:column-width="2.09cm"/>
    </style:style>
    <style:style style:name="Table3.G" style:family="table-column">
      <style:table-column-properties style:column-width="0.397cm"/>
    </style:style>
    <style:style style:name="Table3.H" style:family="table-column">
      <style:table-column-properties style:column-width="0.503cm"/>
    </style:style>
    <style:style style:name="Table3.I" style:family="table-column">
      <style:table-column-properties style:column-width="0.319cm"/>
    </style:style>
    <style:style style:name="Table3.J" style:family="table-column">
      <style:table-column-properties style:column-width="0.395cm"/>
    </style:style>
    <style:style style:name="Table3.K" style:family="table-column">
      <style:table-column-properties style:column-width="1.005cm"/>
    </style:style>
    <style:style style:name="Table3.L" style:family="table-column">
      <style:table-column-properties style:column-width="0.489cm"/>
    </style:style>
    <style:style style:name="Table3.M" style:family="table-column">
      <style:table-column-properties style:column-width="2.713cm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531cm" fo:keep-together="always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519cm" fo:keep-together="always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F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none" fo:border-top="none" fo:border-bottom="0.05pt solid #000000"/>
    </style:style>
    <style:style style:name="Table3.K14" style:family="table-cell">
      <style:table-cell-properties fo:padding="0.097cm" fo:border-left="0.05pt solid #000000" fo:border-right="none" fo:border-top="none" fo:border-bottom="0.05pt solid #000000"/>
    </style:style>
    <style:style style:name="Table3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6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K16" style:family="table-cell">
      <style:table-cell-properties fo:padding="0.097cm" fo:border-left="0.05pt solid #000000" fo:border-right="none" fo:border-top="none" fo:border-bottom="0.05pt solid #000000"/>
    </style:style>
    <style:style style:name="Table3.L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F18" style:family="table-cell">
      <style:table-cell-properties fo:padding="0.097cm" fo:border-left="0.05pt solid #000000" fo:border-right="none" fo:border-top="none" fo:border-bottom="0.05pt solid #000000"/>
    </style:style>
    <style:style style:name="Table3.L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none" fo:border-top="none" fo:border-bottom="0.05pt solid #000000"/>
    </style:style>
    <style:style style:name="Table3.F21" style:family="table-cell">
      <style:table-cell-properties fo:padding="0.097cm" fo:border-left="0.05pt solid #000000" fo:border-right="none" fo:border-top="none" fo:border-bottom="0.05pt solid #000000"/>
    </style:style>
    <style:style style:name="Table3.K21" style:family="table-cell">
      <style:table-cell-properties fo:padding="0.097cm" fo:border-left="0.05pt solid #000000" fo:border-right="none" fo:border-top="none" fo:border-bottom="0.05pt solid #000000"/>
    </style:style>
    <style:style style:name="Table3.L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F24" style:family="table-cell">
      <style:table-cell-properties fo:padding="0.097cm" fo:border-left="0.05pt solid #000000" fo:border-right="none" fo:border-top="none" fo:border-bottom="0.05pt solid #000000"/>
    </style:style>
    <style:style style:name="Table3.L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1" style:family="table-cell">
      <style:table-cell-properties fo:padding="0.097cm" fo:border-left="0.05pt solid #000000" fo:border-right="none" fo:border-top="none" fo:border-bottom="0.05pt solid #000000"/>
    </style:style>
    <style:style style:name="Table3.E31" style:family="table-cell">
      <style:table-cell-properties fo:padding="0.097cm" fo:border-left="0.05pt solid #000000" fo:border-right="none" fo:border-top="none" fo:border-bottom="0.05pt solid #000000"/>
    </style:style>
    <style:style style:name="Table3.H31" style:family="table-cell">
      <style:table-cell-properties fo:padding="0.097cm" fo:border-left="0.05pt solid #000000" fo:border-right="none" fo:border-top="none" fo:border-bottom="0.05pt solid #000000"/>
    </style:style>
    <style:style style:name="Table3.M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2" style:family="table-cell">
      <style:table-cell-properties fo:padding="0.097cm" fo:border-left="0.05pt solid #000000" fo:border-right="none" fo:border-top="none" fo:border-bottom="0.05pt solid #000000"/>
    </style:style>
    <style:style style:name="Table3.E32" style:family="table-cell">
      <style:table-cell-properties fo:padding="0.097cm" fo:border-left="0.05pt solid #000000" fo:border-right="none" fo:border-top="none" fo:border-bottom="0.05pt solid #000000"/>
    </style:style>
    <style:style style:name="Table3.H32" style:family="table-cell">
      <style:table-cell-properties fo:padding="0.097cm" fo:border-left="0.05pt solid #000000" fo:border-right="none" fo:border-top="none" fo:border-bottom="0.05pt solid #000000"/>
    </style:style>
    <style:style style:name="Table3.M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0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40" style:family="table-cell">
      <style:table-cell-properties fo:padding="0.097cm" fo:border-left="none" fo:border-right="none" fo:border-top="0.05pt solid #000000" fo:border-bottom="0.05pt solid #000000"/>
    </style:style>
    <style:style style:name="Table3.J40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e33782"/>
    </style:style>
    <style:style style:name="P2" style:family="paragraph" style:parent-style-name="Header">
      <style:paragraph-properties fo:text-align="end" style:justify-single-word="false"/>
      <style:text-properties officeooo:paragraph-rsid="00e0466e"/>
    </style:style>
    <style:style style:name="P3" style:family="paragraph" style:parent-style-name="Header">
      <style:paragraph-properties fo:text-align="end" style:justify-single-word="false"/>
      <style:text-properties officeooo:paragraph-rsid="00e1691b"/>
    </style:style>
    <style:style style:name="P4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P1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707db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8pt" fo:font-weight="bold" officeooo:rsid="000f20ae" officeooo:paragraph-rsid="000f20ae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8pt" fo:font-weight="bold" officeooo:rsid="000f20ae" officeooo:paragraph-rsid="00707dbf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8pt" fo:font-weight="bold" officeooo:rsid="00e7abae" officeooo:paragraph-rsid="00e7abae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8pt" fo:font-weight="bold" officeooo:rsid="00e8cb11" officeooo:paragraph-rsid="00e8cb11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8pt" fo:font-weight="bold" officeooo:rsid="00ea2979" officeooo:paragraph-rsid="00ea2979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8pt" officeooo:paragraph-rsid="00707dbf" style:font-size-asian="8pt" style:font-size-complex="8pt"/>
    </style:style>
    <style:style style:name="P30" style:family="paragraph" style:parent-style-name="Standard">
      <style:text-properties officeooo:paragraph-rsid="00efad3b"/>
    </style:style>
    <style:style style:name="P31" style:family="paragraph" style:parent-style-name="Standard">
      <style:text-properties officeooo:paragraph-rsid="00997769"/>
    </style:style>
    <style:style style:name="P32" style:family="paragraph" style:parent-style-name="Frame_20_contents">
      <style:paragraph-properties fo:text-align="start" style:justify-single-word="false"/>
    </style:style>
    <style:style style:name="P33" style:family="paragraph" style:parent-style-name="Footer">
      <style:text-properties officeooo:paragraph-rsid="00efad3b"/>
    </style:style>
    <style:style style:name="P34" style:family="paragraph" style:parent-style-name="Table_20_Contents">
      <style:text-properties officeooo:paragraph-rsid="00efad3b"/>
    </style:style>
    <style:style style:name="P35" style:family="paragraph" style:parent-style-name="Table_20_Contents">
      <style:text-properties fo:font-size="10pt" style:font-size-asian="10pt" style:font-size-complex="10pt"/>
    </style:style>
    <style:style style:name="P36" style:family="paragraph" style:parent-style-name="Table_20_Contents">
      <style:text-properties fo:font-size="10pt" officeooo:rsid="000fe5d8" officeooo:paragraph-rsid="004e2f59" style:font-size-asian="10pt" style:font-size-complex="10pt"/>
    </style:style>
    <style:style style:name="P37" style:family="paragraph" style:parent-style-name="Table_20_Contents">
      <style:text-properties fo:font-size="10pt" officeooo:rsid="000fe5d8" officeooo:paragraph-rsid="00707dbf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0fe5d8" officeooo:paragraph-rsid="00a9d4f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paragraph-rsid="0037fb1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officeooo:paragraph-rsid="00707db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paragraph-rsid="00707dbf" style:font-size-asian="10pt" style:font-size-complex="10pt"/>
    </style:style>
    <style:style style:name="P43" style:family="paragraph" style:parent-style-name="Table_20_Contents">
      <style:text-properties fo:font-size="10pt" officeooo:rsid="000f9f2f" officeooo:paragraph-rsid="003f5ee9" style:font-size-asian="10pt" style:font-size-complex="10pt"/>
    </style:style>
    <style:style style:name="P44" style:family="paragraph" style:parent-style-name="Table_20_Contents">
      <style:text-properties fo:font-size="10pt" officeooo:rsid="000f9f2f" officeooo:paragraph-rsid="00707dbf" style:font-size-asian="10pt" style:font-size-complex="10pt"/>
    </style:style>
    <style:style style:name="P45" style:family="paragraph" style:parent-style-name="Table_20_Contents">
      <style:text-properties fo:font-size="10pt" officeooo:paragraph-rsid="00707dbf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fo:font-size="10pt" officeooo:paragraph-rsid="0073c9cb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officeooo:paragraph-rsid="0073dbfe" style:font-size-asian="10pt" style:font-size-complex="10pt"/>
    </style:style>
    <style:style style:name="P48" style:family="paragraph" style:parent-style-name="Table_20_Contents">
      <style:text-properties fo:font-size="10pt" fo:font-weight="bold" officeooo:rsid="004fad79" officeooo:paragraph-rsid="004fad79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font-size="10pt" fo:font-weight="bold" officeooo:rsid="004fad79" officeooo:paragraph-rsid="00707dbf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707dbf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size="10pt" fo:font-weight="bold" officeooo:rsid="000fe5d8" officeooo:paragraph-rsid="005776cf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c9cb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bold" officeooo:rsid="0037fb15" officeooo:paragraph-rsid="0073dbfe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0pt" fo:font-weight="normal" officeooo:rsid="000fe5d8" officeooo:paragraph-rsid="00707dbf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font-size="8pt" style:font-size-asian="8pt" style:font-size-complex="8pt"/>
    </style:style>
    <style:style style:name="P56" style:family="paragraph" style:parent-style-name="Table_20_Contents">
      <style:paragraph-properties fo:line-height="150%"/>
      <style:text-properties fo:font-size="8pt" officeooo:rsid="0009f08c" officeooo:paragraph-rsid="00707dbf" style:font-size-asian="8pt" style:font-size-complex="8pt"/>
    </style:style>
    <style:style style:name="P57" style:family="paragraph" style:parent-style-name="Table_20_Contents">
      <style:text-properties fo:font-size="8pt" officeooo:rsid="0009f08c" officeooo:paragraph-rsid="00707dbf" style:font-size-asian="8pt" style:font-size-complex="8pt"/>
    </style:style>
    <style:style style:name="P58" style:family="paragraph" style:parent-style-name="Table_20_Contents">
      <style:paragraph-properties fo:line-height="100%"/>
      <style:text-properties fo:font-size="8pt" officeooo:rsid="0009f08c" officeooo:paragraph-rsid="0009f08c" style:font-size-asian="8pt" style:font-size-complex="8pt"/>
    </style:style>
    <style:style style:name="P59" style:family="paragraph" style:parent-style-name="Table_20_Contents">
      <style:text-properties fo:font-size="8pt" officeooo:rsid="0009f08c" officeooo:paragraph-rsid="00ec1dd2" style:font-size-asian="8pt" style:font-size-complex="8pt"/>
    </style:style>
    <style:style style:name="P60" style:family="paragraph" style:parent-style-name="Table_20_Contents">
      <style:text-properties fo:font-size="8pt" officeooo:rsid="0009f08c" officeooo:paragraph-rsid="00f062c4" style:font-size-asian="8pt" style:font-size-complex="8pt"/>
    </style:style>
    <style:style style:name="P61" style:family="paragraph" style:parent-style-name="Table_20_Contents">
      <style:paragraph-properties style:line-height-at-least="0.019cm"/>
      <style:text-properties fo:font-size="8pt" officeooo:rsid="0009f08c" officeooo:paragraph-rsid="00707dbf" style:font-size-asian="8pt" style:font-size-complex="8pt"/>
    </style:style>
    <style:style style:name="P62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63" style:family="paragraph" style:parent-style-name="Table_20_Contents">
      <style:text-properties fo:font-size="8pt" officeooo:rsid="000a10a1" officeooo:paragraph-rsid="006807d6" style:font-size-asian="8pt" style:font-size-complex="8pt"/>
    </style:style>
    <style:style style:name="P64" style:family="paragraph" style:parent-style-name="Table_20_Contents">
      <style:text-properties fo:font-size="8pt" officeooo:rsid="000a10a1" officeooo:paragraph-rsid="00707dbf" style:font-size-asian="8pt" style:font-size-complex="8pt"/>
    </style:style>
    <style:style style:name="P65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66" style:family="paragraph" style:parent-style-name="Table_20_Contents">
      <style:text-properties fo:font-size="8pt" officeooo:rsid="000be88a" officeooo:paragraph-rsid="00707dbf" style:font-size-asian="8pt" style:font-size-complex="8pt"/>
    </style:style>
    <style:style style:name="P67" style:family="paragraph" style:parent-style-name="Table_20_Contents">
      <style:text-properties fo:font-size="8pt" officeooo:rsid="0051a347" officeooo:paragraph-rsid="0051a347" style:font-size-asian="8pt" style:font-size-complex="8pt"/>
    </style:style>
    <style:style style:name="P68" style:family="paragraph" style:parent-style-name="Table_20_Contents">
      <style:text-properties fo:font-size="8pt" officeooo:rsid="0051a347" officeooo:paragraph-rsid="00707dbf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paragraph-rsid="00707dbf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paragraph-rsid="00928fa0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fo:font-size="8pt" officeooo:paragraph-rsid="00707dbf" style:font-size-asian="8pt" style:font-size-complex="8pt"/>
    </style:style>
    <style:style style:name="P74" style:family="paragraph" style:parent-style-name="Table_20_Contents">
      <style:paragraph-properties fo:text-align="end" style:justify-single-word="false"/>
      <style:text-properties fo:font-size="8pt" officeooo:paragraph-rsid="00d12e0f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fo:font-size="8pt" officeooo:rsid="001c992d" officeooo:paragraph-rsid="00707dbf" style:font-size-asian="8pt" style:font-size-complex="8pt"/>
    </style:style>
    <style:style style:name="P77" style:family="paragraph" style:parent-style-name="Table_20_Contents">
      <style:text-properties fo:font-size="8pt" officeooo:rsid="000f20ae" officeooo:paragraph-rsid="000f20ae" style:font-size-asian="8pt" style:font-size-complex="8pt"/>
    </style:style>
    <style:style style:name="P78" style:family="paragraph" style:parent-style-name="Table_20_Contents">
      <style:text-properties fo:font-size="8pt" officeooo:rsid="000f20ae" officeooo:paragraph-rsid="00470038" style:font-size-asian="8pt" style:font-size-complex="8pt"/>
    </style:style>
    <style:style style:name="P79" style:family="paragraph" style:parent-style-name="Table_20_Contents">
      <style:text-properties fo:font-size="8pt" officeooo:rsid="000f20ae" officeooo:paragraph-rsid="00707dbf" style:font-size-asian="8pt" style:font-size-complex="8pt"/>
    </style:style>
    <style:style style:name="P80" style:family="paragraph" style:parent-style-name="Table_20_Contents">
      <style:text-properties fo:font-size="8pt" officeooo:rsid="000f20ae" officeooo:paragraph-rsid="00bb7682" style:font-size-asian="8pt" style:font-size-complex="8pt"/>
    </style:style>
    <style:style style:name="P81" style:family="paragraph" style:parent-style-name="Table_20_Contents">
      <style:text-properties fo:font-size="8pt" officeooo:rsid="000f20ae" officeooo:paragraph-rsid="00bb9d9d" style:font-size-asian="8pt" style:font-size-complex="8pt"/>
    </style:style>
    <style:style style:name="P82" style:family="paragraph" style:parent-style-name="Table_20_Contents">
      <style:text-properties fo:font-size="8pt" officeooo:rsid="000f20ae" officeooo:paragraph-rsid="00dd6952" style:font-size-asian="8pt" style:font-size-complex="8pt"/>
    </style:style>
    <style:style style:name="P83" style:family="paragraph" style:parent-style-name="Table_20_Contents">
      <style:text-properties fo:font-size="8pt" officeooo:rsid="000f20ae" officeooo:paragraph-rsid="00dfc00d" style:font-size-asian="8pt" style:font-size-complex="8pt"/>
    </style:style>
    <style:style style:name="P84" style:family="paragraph" style:parent-style-name="Table_20_Contents">
      <style:text-properties fo:font-size="8pt" officeooo:rsid="000f9f2f" officeooo:paragraph-rsid="003f5ee9" style:font-size-asian="8pt" style:font-size-complex="8pt"/>
    </style:style>
    <style:style style:name="P85" style:family="paragraph" style:parent-style-name="Table_20_Contents">
      <style:text-properties fo:font-size="8pt" officeooo:rsid="000f9f2f" officeooo:paragraph-rsid="00707dbf" style:font-size-asian="8pt" style:font-size-complex="8pt"/>
    </style:style>
    <style:style style:name="P86" style:family="paragraph" style:parent-style-name="Table_20_Contents">
      <style:text-properties fo:font-size="8pt" officeooo:rsid="004e2f59" officeooo:paragraph-rsid="004e2f59" style:font-size-asian="8pt" style:font-size-complex="8pt"/>
    </style:style>
    <style:style style:name="P87" style:family="paragraph" style:parent-style-name="Table_20_Contents">
      <style:text-properties fo:font-size="8pt" officeooo:rsid="004e2f59" officeooo:paragraph-rsid="00707dbf" style:font-size-asian="8pt" style:font-size-complex="8pt"/>
    </style:style>
    <style:style style:name="P88" style:family="paragraph" style:parent-style-name="Table_20_Contents">
      <style:text-properties fo:font-size="8pt" officeooo:rsid="006807d6" officeooo:paragraph-rsid="006807d6" style:font-size-asian="8pt" style:font-size-complex="8pt"/>
    </style:style>
    <style:style style:name="P89" style:family="paragraph" style:parent-style-name="Table_20_Contents">
      <style:text-properties fo:font-size="8pt" officeooo:rsid="006807d6" officeooo:paragraph-rsid="006d3111" style:font-size-asian="8pt" style:font-size-complex="8pt"/>
    </style:style>
    <style:style style:name="P90" style:family="paragraph" style:parent-style-name="Table_20_Contents">
      <style:text-properties fo:font-size="8pt" officeooo:rsid="006807d6" officeooo:paragraph-rsid="00707dbf" style:font-size-asian="8pt" style:font-size-complex="8pt"/>
    </style:style>
    <style:style style:name="P91" style:family="paragraph" style:parent-style-name="Table_20_Contents">
      <style:text-properties fo:font-size="8pt" officeooo:paragraph-rsid="00707dbf" style:font-size-asian="8pt" style:font-size-complex="8pt"/>
    </style:style>
    <style:style style:name="P92" style:family="paragraph" style:parent-style-name="Table_20_Contents">
      <style:text-properties fo:font-size="8pt" officeooo:paragraph-rsid="009f4c7e" style:font-size-asian="8pt" style:font-size-complex="8pt"/>
    </style:style>
    <style:style style:name="P93" style:family="paragraph" style:parent-style-name="Table_20_Contents">
      <style:text-properties fo:font-size="8pt" officeooo:paragraph-rsid="00b95d4c" style:font-size-asian="8pt" style:font-size-complex="8pt"/>
    </style:style>
    <style:style style:name="P94" style:family="paragraph" style:parent-style-name="Table_20_Contents">
      <style:text-properties fo:font-size="8pt" officeooo:paragraph-rsid="00ce325c" style:font-size-asian="8pt" style:font-size-complex="8pt"/>
    </style:style>
    <style:style style:name="P95" style:family="paragraph" style:parent-style-name="Table_20_Contents">
      <style:paragraph-properties fo:text-align="center" style:justify-single-word="false"/>
      <style:text-properties fo:font-size="8pt" officeooo:rsid="005250cf" officeooo:paragraph-rsid="00a8bc82" style:font-size-asian="8pt" style:font-size-complex="8pt"/>
    </style:style>
    <style:style style:name="P96" style:family="paragraph" style:parent-style-name="Table_20_Contents">
      <style:text-properties fo:font-size="8pt" officeooo:paragraph-rsid="00db6211" style:font-size-asian="8pt" style:font-size-complex="8pt"/>
    </style:style>
    <style:style style:name="P97" style:family="paragraph" style:parent-style-name="Table_20_Contents">
      <style:text-properties fo:font-size="8pt" officeooo:paragraph-rsid="00eb1512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707dbf" style:font-size-asian="8pt" style:font-weight-asian="bold" style:font-size-complex="8pt" style:font-weight-complex="bold"/>
    </style:style>
    <style:style style:name="P100" style:family="paragraph" style:parent-style-name="Table_20_Contents">
      <style:text-properties fo:font-size="8pt" fo:font-weight="bold" officeooo:rsid="000f20ae" officeooo:paragraph-rsid="00309c1d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8pt" fo:font-weight="bold" officeooo:rsid="000f20ae" officeooo:paragraph-rsid="000f20ae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8pt" fo:font-weight="bold" officeooo:rsid="000f20ae" officeooo:paragraph-rsid="00707dbf" style:font-size-asian="8pt" style:font-weight-asian="bold" style:font-size-complex="8pt" style:font-weight-complex="bold"/>
    </style:style>
    <style:style style:name="P103" style:family="paragraph" style:parent-style-name="Table_20_Contents">
      <style:text-properties fo:font-size="8pt" fo:font-weight="bold" officeooo:rsid="000f20ae" officeooo:paragraph-rsid="004a78e9" style:font-size-asian="8pt" style:font-weight-asian="bold" style:font-size-complex="8pt" style:font-weight-complex="bold"/>
    </style:style>
    <style:style style:name="P104" style:family="paragraph" style:parent-style-name="Table_20_Contents">
      <style:text-properties fo:font-size="8pt" fo:font-weight="bold" officeooo:rsid="000f20ae" officeooo:paragraph-rsid="00707dbf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8pt" fo:font-weight="bold" officeooo:rsid="0058d194" officeooo:paragraph-rsid="00a9d4fa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8pt" fo:font-weight="bold" officeooo:rsid="0093dcb6" officeooo:paragraph-rsid="00a8bc82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size="8pt" fo:font-weight="bold" officeooo:rsid="000fe5d8" officeooo:paragraph-rsid="00707dbf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8pt" fo:font-weight="normal" officeooo:rsid="0073c9cb" officeooo:paragraph-rsid="0073c9cb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font-size="8pt" fo:font-weight="normal" officeooo:rsid="0073dbfe" officeooo:paragraph-rsid="0073dbfe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size="8pt" fo:font-weight="normal" officeooo:rsid="005250cf" officeooo:paragraph-rsid="00a9d4fa" style:font-size-asian="8pt" style:font-weight-asian="normal" style:font-size-complex="8pt" style:font-weight-complex="normal"/>
    </style:style>
    <style:style style:name="P111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fo:font-size="12pt" fo:font-weight="bold" officeooo:rsid="000a10a1" officeooo:paragraph-rsid="00707dbf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fo:font-size="12pt" fo:font-weight="bold" officeooo:rsid="00166d35" officeooo:paragraph-rsid="00707dbf" style:font-size-asian="12pt" style:font-weight-asian="bold" style:font-size-complex="12pt" style:font-weight-complex="bold"/>
    </style:style>
    <style:style style:name="P115" style:family="paragraph" style:parent-style-name="Table_20_Contents">
      <style:text-properties fo:font-size="12pt" fo:font-weight="bold" officeooo:rsid="004ae810" officeooo:paragraph-rsid="004ae810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font-size="12pt" fo:font-weight="bold" officeooo:rsid="004ae810" officeooo:paragraph-rsid="00707dbf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07dbf" style:font-size-asian="8pt" style:font-weight-asian="bold" style:font-size-complex="8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000000" fo:font-size="8pt" fo:font-weight="bold" officeooo:rsid="000bfa5f" officeooo:paragraph-rsid="007a6d59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000000" fo:font-size="8pt" fo:font-weight="bold" officeooo:rsid="008ed953" officeooo:paragraph-rsid="008ed953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000000" fo:font-size="8pt" fo:font-weight="bold" officeooo:rsid="008ed953" officeooo:paragraph-rsid="0091a75c" style:font-size-asian="8pt" style:font-weight-asian="bold" style:font-size-complex="8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color="#000000" fo:font-size="8pt" fo:font-weight="bold" officeooo:rsid="00928fa0" officeooo:paragraph-rsid="00928fa0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officeooo:paragraph-rsid="00a8bc82"/>
    </style:style>
    <style:style style:name="P123" style:family="paragraph" style:parent-style-name="Table_20_Contents">
      <style:paragraph-properties fo:text-align="center" style:justify-single-word="false"/>
      <style:text-properties officeooo:paragraph-rsid="00a9d4fa"/>
    </style:style>
    <style:style style:name="P124" style:family="paragraph" style:parent-style-name="Table_20_Contents">
      <style:paragraph-properties fo:line-height="100%"/>
      <style:text-properties officeooo:paragraph-rsid="0009f08c"/>
    </style:style>
    <style:style style:name="P125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6" style:family="paragraph" style:parent-style-name="Standard">
      <style:paragraph-properties fo:margin-top="0cm" fo:margin-bottom="0cm" style:contextual-spacing="false"/>
      <style:text-properties fo:font-size="12pt" officeooo:paragraph-rsid="00707dbf" style:font-size-asian="12pt" style:font-size-complex="12pt"/>
    </style:style>
    <style:style style:name="P127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707dbf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break-before="auto" fo:break-after="auto"/>
      <style:text-properties officeooo:paragraph-rsid="00996cac"/>
    </style:style>
    <style:style style:name="P130" style:family="paragraph" style:parent-style-name="Header">
      <style:paragraph-properties fo:text-align="end" style:justify-single-word="false" fo:break-before="auto" fo:break-after="auto"/>
      <style:text-properties officeooo:paragraph-rsid="00b011a1"/>
    </style:style>
    <style:style style:name="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T8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officeooo:rsid="000fe5d8" style:font-size-asian="8pt" style:font-size-complex="8pt"/>
    </style:style>
    <style:style style:name="T11" style:family="text">
      <style:text-properties officeooo:rsid="0071a09b"/>
    </style:style>
    <style:style style:name="T12" style:family="text">
      <style:text-properties officeooo:rsid="000c31f1"/>
    </style:style>
    <style:style style:name="T13" style:family="text">
      <style:text-properties officeooo:rsid="001f6c22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09f08c" style:font-size-asian="8pt" style:font-size-complex="8pt"/>
    </style:style>
    <style:style style:name="T16" style:family="text">
      <style:text-properties officeooo:rsid="006807d6"/>
    </style:style>
    <style:style style:name="T17" style:family="text">
      <style:text-properties officeooo:rsid="007a6d59"/>
    </style:style>
    <style:style style:name="T18" style:family="text">
      <style:text-properties officeooo:rsid="007f2310"/>
    </style:style>
    <style:style style:name="T19" style:family="text">
      <style:text-properties officeooo:rsid="00ad264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f2310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4" office:value-type="string">
            <text:p text:style-name="P58">VAT TIN: <text:s/><text:text-input text:description="&lt;o.company_id.partner_id.vat_tin_no&gt;">Vat Tin</text:text-input></text:p>
            <text:p text:style-name="P124"><text:span text:style-name="T15">CST No.: </text:span><text:span text:style-name="T15"><text:text-input text:description="&lt;o.company_id.partner_id.cst_tin_no&gt;">CST Tin</text:text-input></text:span></text:p>
            <text:p text:style-name="P58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table-cell table:style-name="Table1.E1" table:number-rows-spanned="2" table:number-columns-spanned="8" office:value-type="string">
            <text:p text:style-name="P59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4" office:value-type="string">
            <text:p text:style-name="P111">Buyer:</text:p>
            <text:p text:style-name="P113"><text:text-input text:description="&lt;o.partner_id.name&gt;">Customer Name</text:text-input></text:p>
            <text:p text:style-name="P125"><text:text-input text:description="&lt;o.partner_id.street&gt;">Street</text:text-input> <text:text-input text:description="&lt;o.partner_id.street2&gt;">street2</text:text-input> </text:p>
            <text:p text:style-name="P125"><text:text-input text:description="&lt;o.partner_id.city&gt;">City</text:text-input> </text:p>
            <text:p text:style-name="P125"><text:text-input text:description="&lt;o.partner_id.state_id.name&gt;"> state</text:text-input></text:p>
            <text:p text:style-name="P125"><text:text-input text:description="&lt;o.partner_id.country_id.name&gt;">Country</text:text-input></text:p>
            <text:p text:style-name="P127"><text:text-input text:description="&lt;o.partner_id.zip&gt;">Zip</text:text-input></text:p>
            <text:p text:style-name="P115">Contact:<text:text-input text:description="&lt;o.partner_id.phone&gt;">Phone</text:text-input></text:p>
            <text:p text:style-name="P48">VAT TIN:<text:text-input text:description="&lt;o.partner_id.vat_tin_no&gt;">VAT 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3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63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8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88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2">Delivery Note: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62">Dated: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55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2"><text:span text:style-name="T16">Supplier</text:span> Ref,/order No: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62">Dispatch Document No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89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5">Dispatched Through: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65">Destinatio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55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5">Date &amp; Time of issue Invoice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65">Date &amp; time Removal of Goods 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65">Mode of Payment:</text:p>
          </table:table-cell>
          <table:covered-table-cell/>
          <table:covered-table-cell/>
          <table:covered-table-cell/>
          <table:covered-table-cell/>
          <table:table-cell table:style-name="Table1.J3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8">SR N<text:span text:style-name="T12">o.</text:span></text:p>
          </table:table-cell>
          <table:table-cell table:style-name="Table1.A2" office:value-type="string">
            <text:p text:style-name="P118">Description of <text:span text:style-name="T17">G</text:span>oods</text:p>
          </table:table-cell>
          <table:table-cell table:style-name="Table1.A2" office:value-type="string">
            <text:p text:style-name="P119">Tarrif Code</text:p>
          </table:table-cell>
          <table:table-cell table:style-name="Table1.A2" table:number-columns-spanned="2" office:value-type="string">
            <text:p text:style-name="P21">QTY</text:p>
          </table:table-cell>
          <table:covered-table-cell/>
          <table:table-cell table:style-name="Table1.A2" office:value-type="string">
            <text:p text:style-name="P21">Rate</text:p>
          </table:table-cell>
          <table:table-cell table:style-name="Table1.A2" table:number-columns-spanned="3" office:value-type="string">
            <text:p text:style-name="P25">Discount</text:p>
          </table:table-cell>
          <table:covered-table-cell/>
          <table:covered-table-cell/>
          <table:table-cell table:style-name="Table1.A2" office:value-type="string">
            <text:p text:style-name="P21">Perc.</text:p>
          </table:table-cell>
          <table:table-cell table:style-name="Table1.J3" table:number-columns-spanned="2" office:value-type="string">
            <text:p text:style-name="P21">Amount</text:p>
          </table:table-cell>
          <table:covered-table-cell/>
        </table:table-row>
        <table:table-row>
          <table:table-cell table:style-name="Table1.J3" table:number-columns-spanned="12" office:value-type="string">
            <text:p text:style-name="P3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9"><text:text-input text:description="&lt;line['sr_no']&gt;">srno</text:text-input></text:p>
          </table:table-cell>
          <table:table-cell table:style-name="Table1.A1" office:value-type="string">
            <text:p text:style-name="P69"><text:text-input text:description="&lt;line['product']&gt;">Product</text:text-input></text:p>
          </table:table-cell>
          <table:table-cell table:style-name="Table1.A1" office:value-type="string">
            <text:p text:style-name="P69"><text:text-input text:description="&lt;line['tarrif']&gt;">tarrif</text:text-input></text:p>
          </table:table-cell>
          <table:table-cell table:style-name="Table1.A1" table:number-columns-spanned="2" office:value-type="string">
            <text:p text:style-name="P69"><text:text-input text:description="&lt;line['qty']&gt;">qty</text:text-input></text:p>
          </table:table-cell>
          <table:covered-table-cell/>
          <table:table-cell table:style-name="Table1.A2" office:value-type="string">
            <text:p text:style-name="P72"><text:text-input text:description="&lt;formatLang(line['price'],digits=2)&gt;">Price</text:text-input></text:p>
          </table:table-cell>
          <table:table-cell table:style-name="Table1.A2" table:number-columns-spanned="3" office:value-type="string">
            <text:p text:style-name="P72"><text:text-input text:description="&lt;line['disc']&gt;">Disc</text:text-input> %</text:p>
          </table:table-cell>
          <table:covered-table-cell/>
          <table:covered-table-cell/>
          <table:table-cell table:style-name="Table1.A2" office:value-type="string">
            <text:p text:style-name="P69"><text:text-input text:description="&lt;line['uom']&gt;">uom</text:text-input></text:p>
          </table:table-cell>
          <table:table-cell table:style-name="Table1.J3" table:number-columns-spanned="2" office:value-type="string">
            <text:p text:style-name="P74"><text:s/><text:text-input text:description="&lt;formatLang(line['subtotal'],digits=2)&gt;">Subtotal </text:text-input></text:p>
          </table:table-cell>
          <table:covered-table-cell/>
        </table:table-row>
        <table:table-row>
          <table:table-cell table:style-name="Table1.J3" table:number-columns-spanned="12" office:value-type="string">
            <text:p text:style-name="P3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08">Subtotal</text:p>
          </table:table-cell>
          <table:covered-table-cell/>
          <table:covered-table-cell/>
          <table:covered-table-cell/>
          <table:covered-table-cell/>
          <table:table-cell table:style-name="Table1.J3" table:number-columns-spanned="2" office:value-type="string">
            <text:p text:style-name="P72"><text:text-input text:description="&lt;if test=&quot;not(o.fiscal_position_id.price_include)&quot;&gt;">if Tax </text:text-input> <text:text-input text:description="&lt;formatLang(o.amount_untaxed,digits=2)&gt;">Subtotal</text:text-input> <text:text-input text:description="&lt;/if&gt;">End if</text:text-input> <text:text-input text:description="&lt;if test=&quot;o.fiscal_position_id.price_include&quot;&gt;">If</text:text-input> <text:text-input text:description="&lt;formatLang(o.amount_total,digits=2)&gt;">Total</text:text-input> <text:text-input text:description="&lt;/if&gt;">End if</text:text-input></text:p>
          </table:table-cell>
          <table:covered-table-cell/>
        </table:table-row>
        <table:table-row>
          <table:table-cell table:style-name="Table1.J3" table:number-columns-spanned="12" office:value-type="string">
            <text:p text:style-name="P94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55"><text:s/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9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9"><text:text-input text:description="&lt;line['tax_rate']&gt;">Tax Rate</text:text-input></text:p>
          </table:table-cell>
          <table:covered-table-cell/>
          <table:covered-table-cell/>
          <table:covered-table-cell/>
          <table:table-cell table:style-name="Table1.A2" office:value-type="string">
            <text:p text:style-name="P69"><text:text-input text:description="&lt;line['perc']&gt;">perc</text:text-input></text:p>
          </table:table-cell>
          <table:table-cell table:style-name="Table1.J3" table:number-columns-spanned="2" office:value-type="string">
            <text:p text:style-name="P75"><text:text-input text:description="&lt;formatLang(line['tax_amount'],digits=2)&gt;">Tax Amount</text:text-input></text:p>
          </table:table-cell>
          <table:covered-table-cell/>
        </table:table-row>
        <table:table-row>
          <table:table-cell table:style-name="Table1.J3" table:number-columns-spanned="12" office:value-type="string">
            <text:p text:style-name="P55"><text:s text:c="2"/><text:text-input text:description="&lt;/for&gt;">End Fo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94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52">Total</text:p>
          </table:table-cell>
          <table:covered-table-cell/>
          <table:covered-table-cell/>
          <table:covered-table-cell/>
          <table:covered-table-cell/>
          <table:table-cell table:style-name="Table1.J3" table:number-columns-spanned="2" office:value-type="string">
            <text:p text:style-name="P46"><text:text-input text:description="&lt;formatLang(o.amount_total,digits=2)&gt;">Total</text:text-input></text:p>
          </table:table-cell>
          <table:covered-table-cell/>
        </table:table-row>
        <table:table-row>
          <table:table-cell table:style-name="Table1.J3" table:number-columns-spanned="12" office:value-type="string">
            <text:p text:style-name="P77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82"><text:text-input text:description="&lt;if test=&quot;not(o.fiscal_position_id.price_include)&quot;&gt;">If 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78">VAT Amount (In words):<text:text-input text:description="&lt;o.currency_id.name&gt;">curr</text:text-input> <text:text-input text:description="&lt;o.get_vat_amount_c2text()&gt;">Vat in text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82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100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100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01">Descriptions Of Goods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23">Assessable Value</text:p>
          </table:table-cell>
          <table:covered-table-cell/>
          <table:covered-table-cell/>
          <table:table-cell table:style-name="Table1.A2" table:number-columns-spanned="4" office:value-type="string">
            <text:p text:style-name="P23"><text:s/>Rate of BED</text:p>
          </table:table-cell>
          <table:covered-table-cell/>
          <table:covered-table-cell/>
          <table:covered-table-cell/>
          <table:table-cell table:style-name="Table1.J3" office:value-type="string">
            <text:p text:style-name="P23">BED Amount</text:p>
          </table:table-cell>
        </table:table-row>
        <table:table-row>
          <table:table-cell table:style-name="Table1.A2" table:number-columns-spanned="4" office:value-type="string">
            <text:p text:style-name="P55"><text:text-input text:description="&lt;line['product']&gt;">Product</text:text-input> <text:span text:style-name="T13">( MRP: </text:span><text:span text:style-name="T13"><text:text-input text:description="&lt;formatLang(line['mrp'],digits=2)&gt;">MRP</text:text-input></text:span><text:span text:style-name="T13"> , Abatement: </text:span><text:span text:style-name="T13"><text:text-input text:description="&lt;line['perc']&gt;">perc</text:text-input></text:span><text:span text:style-name="T13"> %)</text:span></text:p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28"><text:text-input text:description="&lt;formatLang(line['net_mrp'],digits=2)&gt;">Net MRP</text:text-input></text:p>
          </table:table-cell>
          <table:covered-table-cell/>
          <table:covered-table-cell/>
          <table:table-cell table:style-name="Table1.A2" table:number-columns-spanned="4" office:value-type="string">
            <text:p text:style-name="P28"><text:text-input text:description="&lt;line['tax_rate']&gt;">Tax Rate</text:text-input> %</text:p>
          </table:table-cell>
          <table:covered-table-cell/>
          <table:covered-table-cell/>
          <table:covered-table-cell/>
          <table:table-cell table:style-name="Table1.J3" office:value-type="string">
            <text:p text:style-name="P28"><text:text-input text:description="&lt;formatLang(line['tax_amount'],digits=2)&gt;">Tax amount</text:text-input></text:p>
          </table:table-cell>
        </table:table-row>
        <table:table-row>
          <table:table-cell table:style-name="Table1.J3" table:number-columns-spanned="12" office:value-type="string">
            <text:p text:style-name="P103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43"><text:text-input text:description="&lt;if test=&quot;len(line['in_words'])&gt;0&quot;&gt;">If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J3" table:number-columns-spanned="12" office:value-type="string">
            <text:p text:style-name="P84">Amount of Duty (in words): <text:text-input text:description="&lt;o.currency_id.name&gt;">curr</text:text-input> <text:s/><text:text-input text:description="&lt;line['in_words']&gt;">In wor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4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35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J3" table:number-columns-spanned="12" office:value-type="string">
            <text:p text:style-name="P86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J3" table:number-columns-spanned="12" office:value-type="string">
            <text:p text:style-name="P36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0">
          <table:table-cell table:style-name="Table1.A1" table:number-columns-spanned="8" office:value-type="string">
            <text:p text:style-name="P95"><text:span text:style-name="T20">This is computer generated </text:span><text:span text:style-name="T21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1" table:number-columns-spanned="4" office:value-type="string">
            <text:p text:style-name="P51"/>
            <text:p text:style-name="P122"/>
            <text:p text:style-name="P122"><text:span text:style-name="T10">Authorized </text:span><text:span text:style-name="T9">Signatory</text:span></text:p>
            <text:p text:style-name="P106">E. &amp; O.E</text:p>
          </table:table-cell>
          <table:covered-table-cell/>
          <table:covered-table-cell/>
          <table:covered-table-cell/>
        </table:table-row>
      </table:table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table:number-columns-spanned="4" office:value-type="string">
            <text:p text:style-name="P61">VAT TIN: <text:s/><text:text-input text:description="&lt;o.company_id.partner_id.vat_tin_no&gt;">Vat Tin</text:text-input></text:p>
            <text:p text:style-name="P61">CST No.: <text:text-input text:description="&lt;o.company_id.partner_id.cst_tin_no&gt;">CST Tin</text:text-input></text:p>
            <text:p text:style-name="P61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table-cell table:style-name="Table2.E1" table:number-rows-spanned="2" table:number-columns-spanned="9" office:value-type="string">
            <text:p text:style-name="P60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rows-spanned="11" table:number-columns-spanned="4" office:value-type="string">
            <text:p text:style-name="P112">Buyer:</text:p>
            <text:p text:style-name="P114"><text:text-input text:description="&lt;o.partner_id.name&gt;">Customer Name</text:text-input></text:p>
            <text:p text:style-name="P126"/>
            <text:p text:style-name="P126"><text:text-input text:description="&lt;o.partner_id.street&gt;">Street</text:text-input> <text:text-input text:description="&lt;o.partner_id.street2&gt;">street2</text:text-input> </text:p>
            <text:p text:style-name="P126"><text:text-input text:description="&lt;o.partner_id.city&gt;">City</text:text-input> </text:p>
            <text:p text:style-name="P126"><text:text-input text:description="&lt;o.partner_id.state_id.name&gt;"> state</text:text-input></text:p>
            <text:p text:style-name="P126"><text:text-input text:description="&lt;o.partner_id.country_id.name&gt;">Country</text:text-input></text:p>
            <text:p text:style-name="P128"><text:text-input text:description="&lt;o.partner_id.zip&gt;">Zip</text:text-input></text:p>
            <text:p text:style-name="P116">Contact:<text:text-input text:description="&lt;o.partner_id.phone&gt;">Phone</text:text-input></text:p>
            <text:p text:style-name="P49">VAT TIN:<text:text-input text:description="&lt;o.partner_id.vat_tin_no&gt;">VAT 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4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64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0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0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4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64">Dated:</text:p>
          </table:table-cell>
          <table:covered-table-cell/>
          <table:covered-table-cell/>
        </table:table-row>
        <table:table-row table:style-name="Table2.6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1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4"><text:span text:style-name="T16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64">Dispatch Document No:</text:p>
          </table:table-cell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0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66">Destination: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97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3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66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2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66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9">SR N<text:span text:style-name="T12">o.</text:span></text:p>
          </table:table-cell>
          <table:table-cell table:style-name="Table2.A2" office:value-type="string">
            <text:p text:style-name="P117">Description of <text:span text:style-name="T17">G</text:span>oods</text:p>
          </table:table-cell>
          <table:table-cell table:style-name="Table2.A2" office:value-type="string">
            <text:p text:style-name="P120">Tarrif Code</text:p>
          </table:table-cell>
          <table:table-cell table:style-name="Table2.A2" table:number-columns-spanned="2" office:value-type="string">
            <text:p text:style-name="P22">QTY</text:p>
          </table:table-cell>
          <table:covered-table-cell/>
          <table:table-cell table:style-name="Table2.A2" office:value-type="string">
            <text:p text:style-name="P22">Rate</text:p>
          </table:table-cell>
          <table:table-cell table:style-name="Table2.A2" table:number-columns-spanned="4" office:value-type="string">
            <text:p text:style-name="P26">Discount</text:p>
          </table:table-cell>
          <table:covered-table-cell/>
          <table:covered-table-cell/>
          <table:covered-table-cell/>
          <table:table-cell table:style-name="Table2.A2" office:value-type="string">
            <text:p text:style-name="P22">Perc.</text:p>
          </table:table-cell>
          <table:table-cell table:style-name="Table2.K3" table:number-columns-spanned="2" office:value-type="string">
            <text:p text:style-name="P22">Amount</text:p>
          </table:table-cell>
          <table:covered-table-cell/>
        </table:table-row>
        <table:table-row table:style-name="Table2.1">
          <table:table-cell table:style-name="Table2.K3" table:number-columns-spanned="13" office:value-type="string">
            <text:p text:style-name="P4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0"><text:text-input text:description="&lt;line['sr_no']&gt;">srno</text:text-input></text:p>
          </table:table-cell>
          <table:table-cell table:style-name="Table2.A1" office:value-type="string">
            <text:p text:style-name="P70"><text:text-input text:description="&lt;line['product']&gt;">Product</text:text-input></text:p>
          </table:table-cell>
          <table:table-cell table:style-name="Table2.A1" office:value-type="string">
            <text:p text:style-name="P70"><text:text-input text:description="&lt;line['tarrif']&gt;">Tarrif</text:text-input></text:p>
          </table:table-cell>
          <table:table-cell table:style-name="Table2.A1" table:number-columns-spanned="2" office:value-type="string">
            <text:p text:style-name="P70"><text:text-input text:description="&lt;line['qty']&gt;">qty</text:text-input></text:p>
          </table:table-cell>
          <table:covered-table-cell/>
          <table:table-cell table:style-name="Table2.A2" office:value-type="string">
            <text:p text:style-name="P73"><text:text-input text:description="&lt;formatLang(line['price'],digits=2)&gt;">Price</text:text-input></text:p>
          </table:table-cell>
          <table:table-cell table:style-name="Table2.A2" table:number-columns-spanned="4" office:value-type="string">
            <text:p text:style-name="P73"><text:text-input text:description="&lt;line['disc']&gt;">Disc</text:text-input> %</text:p>
          </table:table-cell>
          <table:covered-table-cell/>
          <table:covered-table-cell/>
          <table:covered-table-cell/>
          <table:table-cell table:style-name="Table2.A2" office:value-type="string">
            <text:p text:style-name="P70"><text:text-input text:description="&lt;line['uom']&gt;">uom</text:text-input></text:p>
          </table:table-cell>
          <table:table-cell table:style-name="Table2.K3" table:number-columns-spanned="2" office:value-type="string">
            <text:p text:style-name="P73"><text:text-input text:description="&lt;formatLang(line['subtotal'],digits=2)&gt;">Subtotal</text:text-input></text:p>
          </table:table-cell>
          <table:covered-table-cell/>
        </table:table-row>
        <table:table-row table:style-name="Table2.1">
          <table:table-cell table:style-name="Table2.K3" table:number-columns-spanned="13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108">Sub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2" office:value-type="string">
            <text:p text:style-name="P73"><text:text-input text:description="&lt;formatLang(o.amount_untaxed,digits=2)&gt;">subtotal</text:text-input></text:p>
          </table:table-cell>
          <table:covered-table-cell/>
        </table:table-row>
        <table:table-row table:style-name="Table2.1">
          <table:table-cell table:style-name="Table2.K3" table:number-columns-spanned="13" office:value-type="string">
            <text:p text:style-name="P96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91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5" office:value-type="string">
            <text:p text:style-name="P70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70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70"><text:text-input text:description="&lt;line['perc']&gt;">perc</text:text-input></text:p>
          </table:table-cell>
          <table:table-cell table:style-name="Table2.K3" table:number-columns-spanned="2" office:value-type="string">
            <text:p text:style-name="P76"><text:text-input text:description="&lt;formatLang(line['tax_amount'],digits=2)&gt;">Tax Amount</text:text-input></text:p>
          </table:table-cell>
          <table:covered-table-cell/>
        </table:table-row>
        <table:table-row table:style-name="Table2.1">
          <table:table-cell table:style-name="Table2.K3" table:number-columns-spanned="13" office:value-type="string">
            <text:p text:style-name="P9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96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5" office:value-type="string">
            <text:p text:style-name="P91"/>
          </table:table-cell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52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" table:number-columns-spanned="2" office:value-type="string">
            <text:p text:style-name="P46"><text:text-input text:description="&lt;formatLang(o.amount_total,digits=2)&gt;">Total</text:text-input></text:p>
          </table:table-cell>
          <table:covered-table-cell/>
        </table:table-row>
        <table:table-row table:style-name="Table2.1">
          <table:table-cell table:style-name="Table2.K3" table:number-columns-spanned="13" office:value-type="string">
            <text:p text:style-name="P80">Amount Chargable (In words):<text:text-input text:description="&lt;o.currency_id.name&gt;">curr</text:text-input> <text:s text:c="2"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83"><text:text-input text:description="&lt;if test=&quot;not(o.fiscal_position_id.price_include)&quot;&gt;">If 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79">VAT Amount (In words):<text:text-input text:description="&lt;o.currency_id.name&gt;">curr</text:text-input> <text:text-input text:description="&lt;o.get_vat_amount_c2text()&gt;">Vat in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104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104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02">Descriptions Of Goods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4">Assessable Value</text:p>
          </table:table-cell>
          <table:covered-table-cell/>
          <table:covered-table-cell/>
          <table:table-cell table:style-name="Table2.A2" table:number-columns-spanned="5" office:value-type="string">
            <text:p text:style-name="P24"><text:s/>Rate of BED</text:p>
          </table:table-cell>
          <table:covered-table-cell/>
          <table:covered-table-cell/>
          <table:covered-table-cell/>
          <table:covered-table-cell/>
          <table:table-cell table:style-name="Table2.K3" office:value-type="string">
            <text:p text:style-name="P24">BED Amount</text:p>
          </table:table-cell>
        </table:table-row>
        <table:table-row table:style-name="Table2.1">
          <table:table-cell table:style-name="Table2.A2" table:number-columns-spanned="4" office:value-type="string">
            <text:p text:style-name="P91"><text:text-input text:description="&lt;line['product']&gt;">Product</text:text-input> <text:span text:style-name="T13">( MRP: </text:span><text:span text:style-name="T13"><text:text-input text:description="&lt;formatLang(line['mrp'],digits=2)&gt;">MRP</text:text-input></text:span><text:span text:style-name="T13"> , Abatement: </text:span><text:span text:style-name="T13"><text:text-input text:description="&lt;line['perc']&gt;">perc</text:text-input></text:span><text:span text:style-name="T13"> %)</text:span>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9"><text:text-input text:description="&lt;formatLang(line['net_mrp'],digits=2)&gt;">Net MRP</text:text-input></text:p>
          </table:table-cell>
          <table:covered-table-cell/>
          <table:covered-table-cell/>
          <table:table-cell table:style-name="Table2.A2" table:number-columns-spanned="5" office:value-type="string">
            <text:p text:style-name="P29"><text:text-input text:description="&lt;line['tax_rate']&gt;">Tax Rate</text:text-input> %</text:p>
          </table:table-cell>
          <table:covered-table-cell/>
          <table:covered-table-cell/>
          <table:covered-table-cell/>
          <table:covered-table-cell/>
          <table:table-cell table:style-name="Table2.K3" office:value-type="string">
            <text:p text:style-name="P29"><text:text-input text:description="&lt;formatLang(line['tax_amount'],digits=2)&gt;">Tax amount</text:text-input></text:p>
          </table:table-cell>
        </table:table-row>
        <table:table-row table:style-name="Table2.1">
          <table:table-cell table:style-name="Table2.K3" table:number-columns-spanned="13" office:value-type="string">
            <text:p text:style-name="P104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44"><text:text-input text:description="&lt;if test=&quot;len(line['in_words'])&gt;0&quot;&gt;">If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85">Amount of Duty (in words): <text:text-input text:description="&lt;o.currency_id.name&gt;">curr</text:text-input> <text:s/><text:text-input text:description="&lt;line['in_words']&gt;">In wor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1">
          <table:table-cell table:style-name="Table2.K3" table:number-columns-spanned="13" office:value-type="string">
            <text:p text:style-name="P4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45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87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K3" table:number-columns-spanned="13" office:value-type="string">
            <text:p text:style-name="P37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0">
          <table:table-cell table:style-name="Table2.A1" table:number-columns-spanned="8" office:value-type="string">
            <text:p text:style-name="P38"/>
            <text:p text:style-name="P38"/>
            <text:p text:style-name="P38"/>
            <text:p text:style-name="P110">This is computer generated <text:span text:style-name="T18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40" office:value-type="string">
            <text:p text:style-name="P54"/>
          </table:table-cell>
          <table:table-cell table:style-name="Table2.J40" table:number-columns-spanned="4" office:value-type="string">
            <text:p text:style-name="P107"><text:s/></text:p>
            <text:p text:style-name="P50"/>
            <text:p text:style-name="P123"/>
            <text:p text:style-name="P123"><text:span text:style-name="T10">Authorized </text:span><text:span text:style-name="T9">Signatory</text:span></text:p>
            <text:p text:style-name="P105">E. &amp; O.E</text:p>
          </table:table-cell>
          <table:covered-table-cell/>
          <table:covered-table-cell/>
          <table:covered-table-cell/>
        </table:table-row>
      </table:table>
      <text:p text:style-name="P1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4" office:value-type="string">
            <text:p text:style-name="P56">VAT TIN: <text:s/><text:text-input text:description="&lt;o.company_id.partner_id.vat_tin_no&gt;">Vat Tin</text:text-input></text:p>
            <text:p text:style-name="P56">CST No.: <text:text-input text:description="&lt;o.company_id.partner_id.cst_tin_no&gt;">CST Tin</text:text-input></text:p>
            <text:p text:style-name="P56">Excise Regn No: <text:text-input text:description="&lt;o.company_id.partner_id.excise_reg_no&gt;">SSI NO</text:text-input></text:p>
          </table:table-cell>
          <table:covered-table-cell/>
          <table:covered-table-cell/>
          <table:covered-table-cell/>
          <table:table-cell table:style-name="Table3.E2" table:number-rows-spanned="2" table:number-columns-spanned="9" office:value-type="string">
            <text:p text:style-name="P57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2" table:number-rows-spanned="11" table:number-columns-spanned="4" office:value-type="string">
            <text:p text:style-name="P112">Buyer:</text:p>
            <text:p text:style-name="P114"><text:text-input text:description="&lt;o.partner_id.name&gt;">Customer Name</text:text-input></text:p>
            <text:p text:style-name="P126"/>
            <text:p text:style-name="P126"><text:text-input text:description="&lt;o.partner_id.street&gt;">Street</text:text-input> <text:text-input text:description="&lt;o.partner_id.street2&gt;">street2</text:text-input> </text:p>
            <text:p text:style-name="P126"><text:text-input text:description="&lt;o.partner_id.city&gt;">City</text:text-input> </text:p>
            <text:p text:style-name="P126"><text:text-input text:description="&lt;o.partner_id.state_id.name&gt;"> state</text:text-input></text:p>
            <text:p text:style-name="P126"><text:text-input text:description="&lt;o.partner_id.country_id.name&gt;">Country</text:text-input></text:p>
            <text:p text:style-name="P128"><text:text-input text:description="&lt;o.partner_id.zip&gt;">Zip</text:text-input></text:p>
            <text:p text:style-name="P116">Contact:<text:text-input text:description="&lt;o.partner_id.phone&gt;">Phone</text:text-input></text:p>
            <text:p text:style-name="P49">VAT TIN:<text:text-input text:description="&lt;o.partner_id.vat_tin_no&gt;">VAT T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4">Invoice No: 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64">Dated: 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90">Buyers Order No: <text:text-input text:description="&lt;o.get_so_fields('buyer_ref')&gt;">Buyer ref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0">Dated:<text:text-input text:description="&lt;formatLang(o.get_so_fields('buyer_ref_date'),date=True)&gt;">Dat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4">Delivery No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64">Dated:</text:p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91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4"><text:span text:style-name="T16">Supplier</text:span> Ref,/order N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64">Dispatch Document No:</text:p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90"><text:text-input text:description="&lt;o.origin&gt;">Origin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6">Dispatched Through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66">Destination: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97"><text:text-input text:description="&lt;o.dispatch_mode.name&gt;">Dispatch M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6">Date &amp; Time of issue Invoi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3"><text:text-input text:description="&lt;formatLang(o.confirmation_date,date_time=True)&gt;">Confirmation Datetime</text:text-input></text:p>
          </table:table-cell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3" table:number-columns-spanned="6" office:value-type="string">
            <text:p text:style-name="P66">Date &amp; time Removal of Goods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2"><text:text-input text:description="&lt;formatLang(o.item_removal_date,date_time=True)&gt;">Removal Datetime</text:text-input></text:p>
          </table:table-cell>
          <table:covered-table-cell/>
          <table:covered-table-cell/>
        </table:table-row>
        <table:table-row table:style-name="Table3.1">
          <table:table-cell table:style-name="Table3.A32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3.E13" table:number-columns-spanned="6" office:value-type="string">
            <text:p text:style-name="P66">Mode of Paymen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K13" table:number-columns-spanned="3" office:value-type="string">
            <text:p text:style-name="P91"/>
          </table:table-cell>
          <table:covered-table-cell/>
          <table:covered-table-cell/>
        </table:table-row>
        <table:table-row table:style-name="Table3.1">
          <table:table-cell table:style-name="Table3.A16" office:value-type="string">
            <text:p text:style-name="P99">SR N<text:span text:style-name="T12">o.</text:span></text:p>
          </table:table-cell>
          <table:table-cell table:style-name="Table3.B14" office:value-type="string">
            <text:p text:style-name="P118">Description of <text:span text:style-name="T17">G</text:span>oods</text:p>
          </table:table-cell>
          <table:table-cell table:style-name="Table3.C14" office:value-type="string">
            <text:p text:style-name="P121">Tarrif Code</text:p>
          </table:table-cell>
          <table:table-cell table:style-name="Table3.D14" table:number-columns-spanned="2" office:value-type="string">
            <text:p text:style-name="P118"/>
            <text:p text:style-name="P22">QTY</text:p>
          </table:table-cell>
          <table:covered-table-cell/>
          <table:table-cell table:style-name="Table3.F14" office:value-type="string">
            <text:p text:style-name="P22">Rate</text:p>
          </table:table-cell>
          <table:table-cell table:style-name="Table3.G14" table:number-columns-spanned="4" office:value-type="string">
            <text:p text:style-name="P27">Discount</text:p>
          </table:table-cell>
          <table:covered-table-cell/>
          <table:covered-table-cell/>
          <table:covered-table-cell/>
          <table:table-cell table:style-name="Table3.K21" office:value-type="string">
            <text:p text:style-name="P22">Perc.</text:p>
          </table:table-cell>
          <table:table-cell table:style-name="Table3.L24" table:number-columns-spanned="2" office:value-type="string">
            <text:p text:style-name="P22">Amount</text:p>
          </table:table-cell>
          <table:covered-table-cell/>
        </table:table-row>
        <table:table-row table:style-name="Table3.1">
          <table:table-cell table:style-name="Table3.A39" table:number-columns-spanned="13" office:value-type="string">
            <text:p text:style-name="P4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6" office:value-type="string">
            <text:p text:style-name="P70"><text:text-input text:description="&lt;line['sr_no']&gt;">srno</text:text-input></text:p>
          </table:table-cell>
          <table:table-cell table:style-name="Table3.B16" office:value-type="string">
            <text:p text:style-name="P70"><text:text-input text:description="&lt;line['product']&gt;">Product</text:text-input></text:p>
          </table:table-cell>
          <table:table-cell table:style-name="Table3.C16" office:value-type="string">
            <text:p text:style-name="P71"><text:text-input text:description="&lt;line['tarrif']&gt;">Tarrif</text:text-input></text:p>
          </table:table-cell>
          <table:table-cell table:style-name="Table3.D16" table:number-columns-spanned="2" office:value-type="string">
            <text:p text:style-name="P70"/>
            <text:p text:style-name="P70"><text:text-input text:description="&lt;line['qty']&gt;">qty</text:text-input></text:p>
          </table:table-cell>
          <table:covered-table-cell/>
          <table:table-cell table:style-name="Table3.F16" office:value-type="string">
            <text:p text:style-name="P73"><text:text-input text:description="&lt;formatLang(line['price'],digits=2)&gt;">Price</text:text-input></text:p>
          </table:table-cell>
          <table:table-cell table:style-name="Table3.G16" table:number-columns-spanned="4" office:value-type="string">
            <text:p text:style-name="P73"><text:text-input text:description="&lt;line['disc']&gt;">Disc</text:text-input> %</text:p>
          </table:table-cell>
          <table:covered-table-cell/>
          <table:covered-table-cell/>
          <table:covered-table-cell/>
          <table:table-cell table:style-name="Table3.K21" office:value-type="string">
            <text:p text:style-name="P70"><text:text-input text:description="&lt;line['uom']&gt;">uom</text:text-input></text:p>
          </table:table-cell>
          <table:table-cell table:style-name="Table3.L24" table:number-columns-spanned="2" office:value-type="string">
            <text:p text:style-name="P73"><text:text-input text:description="&lt;formatLang(line['subtotal'],digits=2)&gt;">Subtotal</text:text-input></text:p>
          </table:table-cell>
          <table:covered-table-cell/>
        </table:table-row>
        <table:table-row table:style-name="Table3.1">
          <table:table-cell table:style-name="Table3.A39" table:number-columns-spanned="13" office:value-type="string">
            <text:p text:style-name="P4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le3.F24" table:number-columns-spanned="6" office:value-type="string">
            <text:p text:style-name="P109">Sub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24" table:number-columns-spanned="2" office:value-type="string">
            <text:p text:style-name="P73"><text:text-input text:description="&lt;formatLang(o.amount_untaxed,digits=2)&gt;">subtotal</text:text-input></text:p>
          </table:table-cell>
          <table:covered-table-cell/>
        </table:table-row>
        <table:table-row table:style-name="Table3.1">
          <table:table-cell table:style-name="Table3.A39" table:number-columns-spanned="13" office:value-type="string">
            <text:p text:style-name="P96"><text:text-input text:description="&lt;if test=&quot;not(o.fiscal_position_id.price_include)&quot;&gt;">If  test</text:text-input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91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5" office:value-type="string">
            <text:p text:style-name="P70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table-cell table:style-name="Table3.F21" table:number-columns-spanned="5" office:value-type="string">
            <text:p text:style-name="P70"><text:text-input text:description="&lt;line['tax_rate']&gt;">Tax Rate</text:text-input></text:p>
          </table:table-cell>
          <table:covered-table-cell/>
          <table:covered-table-cell/>
          <table:covered-table-cell/>
          <table:covered-table-cell/>
          <table:table-cell table:style-name="Table3.K21" office:value-type="string">
            <text:p text:style-name="P70"><text:text-input text:description="&lt;line['perc']&gt;">perc</text:text-input></text:p>
          </table:table-cell>
          <table:table-cell table:style-name="Table3.L24" table:number-columns-spanned="2" office:value-type="string">
            <text:p text:style-name="P76"><text:text-input text:description="&lt;formatLang(line['tax_amount'],digits=2)&gt;">Tax Amount</text:text-input></text:p>
          </table:table-cell>
          <table:covered-table-cell/>
        </table:table-row>
        <table:table-row table:style-name="Table3.1">
          <table:table-cell table:style-name="Table3.A39" table:number-columns-spanned="13" office:value-type="string">
            <text:p text:style-name="P9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96"><text:s text:c="2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5" office:value-type="string">
            <text:p text:style-name="P91"/>
          </table:table-cell>
          <table:covered-table-cell/>
          <table:covered-table-cell/>
          <table:covered-table-cell/>
          <table:covered-table-cell/>
          <table:table-cell table:style-name="Table3.F24" table:number-columns-spanned="6" office:value-type="string">
            <text:p text:style-name="P53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L24" table:number-columns-spanned="2" office:value-type="string">
            <text:p text:style-name="P47"><text:text-input text:description="&lt;formatLang(o.amount_total,digits=2)&gt;">Total</text:text-input></text:p>
          </table:table-cell>
          <table:covered-table-cell/>
        </table:table-row>
        <table:table-row table:style-name="Table3.1">
          <table:table-cell table:style-name="Table3.A39" table:number-columns-spanned="13" office:value-type="string">
            <text:p text:style-name="P81">Amount Chargable (In words):<text:text-input text:description="&lt;o.currency_id.name&gt;">curr</text:text-input> <text:s/><text:text-input text:description="&lt;o.get_invoice_amount_c2text(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83"><text:text-input text:description="&lt;if test=&quot;not(o.fiscal_position_id.price_include)&quot;&gt;">If 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79">VAT Amount (In words):<text:text-input text:description="&lt;o.currency_id.name&gt;">curr</text:text-input> <text:text-input text:description="&lt;o.get_vat_amount_c2text()&gt;">Vat in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104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104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2" table:number-columns-spanned="4" office:value-type="string">
            <text:p text:style-name="P102">Descriptions Of Goods</text:p>
          </table:table-cell>
          <table:covered-table-cell/>
          <table:covered-table-cell/>
          <table:covered-table-cell/>
          <table:table-cell table:style-name="Table3.E32" table:number-columns-spanned="3" office:value-type="string">
            <text:p text:style-name="P24">Assessable Value</text:p>
          </table:table-cell>
          <table:covered-table-cell/>
          <table:covered-table-cell/>
          <table:table-cell table:style-name="Table3.H32" table:number-columns-spanned="5" office:value-type="string">
            <text:p text:style-name="P24"><text:s/>Rate of BED</text:p>
          </table:table-cell>
          <table:covered-table-cell/>
          <table:covered-table-cell/>
          <table:covered-table-cell/>
          <table:covered-table-cell/>
          <table:table-cell table:style-name="Table3.M32" office:value-type="string">
            <text:p text:style-name="P24">BED Amount</text:p>
          </table:table-cell>
        </table:table-row>
        <table:table-row table:style-name="Table3.1">
          <table:table-cell table:style-name="Table3.A32" table:number-columns-spanned="4" office:value-type="string">
            <text:p text:style-name="P91"><text:text-input text:description="&lt;line['product']&gt;">Product</text:text-input> <text:span text:style-name="T13">( MRP: </text:span><text:span text:style-name="T13"><text:text-input text:description="&lt;formatLang(line['mrp'],digits=2)&gt;">MRP</text:text-input></text:span><text:span text:style-name="T13"> , Abatement: </text:span><text:span text:style-name="T13"><text:text-input text:description="&lt;line['perc']&gt;">perc</text:text-input></text:span><text:span text:style-name="T13"> %)</text:span></text:p>
          </table:table-cell>
          <table:covered-table-cell/>
          <table:covered-table-cell/>
          <table:covered-table-cell/>
          <table:table-cell table:style-name="Table3.E32" table:number-columns-spanned="3" office:value-type="string">
            <text:p text:style-name="P29"><text:text-input text:description="&lt;formatLang(line['net_mrp'],digits=2)&gt;">Net MRP</text:text-input></text:p>
          </table:table-cell>
          <table:covered-table-cell/>
          <table:covered-table-cell/>
          <table:table-cell table:style-name="Table3.H32" table:number-columns-spanned="5" office:value-type="string">
            <text:p text:style-name="P29"><text:text-input text:description="&lt;line['tax_rate']&gt;">Tax Rate</text:text-input> %</text:p>
          </table:table-cell>
          <table:covered-table-cell/>
          <table:covered-table-cell/>
          <table:covered-table-cell/>
          <table:covered-table-cell/>
          <table:table-cell table:style-name="Table3.M32" office:value-type="string">
            <text:p text:style-name="P29"><text:text-input text:description="&lt;formatLang(line['tax_amount'],digits=2)&gt;">Tax amount</text:text-input></text:p>
          </table:table-cell>
        </table:table-row>
        <table:table-row table:style-name="Table3.1">
          <table:table-cell table:style-name="Table3.A39" table:number-columns-spanned="13" office:value-type="string">
            <text:p text:style-name="P104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44"><text:text-input text:description="&lt;if test=&quot;len(line['in_words'])&gt;0&quot;&gt;">If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9" table:number-columns-spanned="13" office:value-type="string">
            <text:p text:style-name="P85">Amount of Duty (in words): <text:text-input text:description="&lt;o.currency_id.name&gt;">curr</text:text-input> <text:s/><text:text-input text:description="&lt;line['in_words']&gt;">In wor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4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45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87"><text:text-input text:description="&lt;o.remark&gt;">Remar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9" table:number-columns-spanned="13" office:value-type="string">
            <text:p text:style-name="P37"><text:text-input text:description="&lt;o.fiscal_position_id.note&gt;">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40" table:number-columns-spanned="8" office:value-type="string">
            <text:p text:style-name="P38"/>
            <text:p text:style-name="P38"/>
            <text:p text:style-name="P38"/>
            <text:p text:style-name="P110">This is computer generated <text:span text:style-name="T18">invo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40" office:value-type="string">
            <text:p text:style-name="P54"/>
          </table:table-cell>
          <table:table-cell table:style-name="Table3.J40" table:number-columns-spanned="4" office:value-type="string">
            <text:p text:style-name="P107"><text:s/></text:p>
            <text:p text:style-name="P50"/>
            <text:p text:style-name="P50"/>
            <text:p text:style-name="P123"><text:span text:style-name="T10">Authorized </text:span><text:span text:style-name="T9">Signatory</text:span></text:p>
            <text:p text:style-name="P105">E. &amp; O.<text:span text:style-name="T19">E</text:span></text:p>
          </table:table-cell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3.81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e33782"/>
    </style:style>
    <style:style style:name="MP2" style:family="paragraph" style:parent-style-name="Header">
      <style:paragraph-properties fo:text-align="end" style:justify-single-word="false"/>
      <style:text-properties fo:font-size="10pt" fo:font-weight="bold" officeooo:rsid="0072ba96" officeooo:paragraph-rsid="00e33782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33782" style:font-size-asian="14pt" style:font-weight-asian="bold" style:font-size-complex="14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33782" style:font-size-asian="11pt" style:font-weight-asian="bold" style:font-size-complex="11pt" style:font-weight-complex="bold"/>
    </style:style>
    <style:style style:name="MP5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eb1323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33782" style:font-size-asian="12pt" style:font-weight-asian="bold" style:font-size-complex="12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0pt" fo:font-weight="normal" officeooo:rsid="0072ba96" officeooo:paragraph-rsid="00e33782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center" style:justify-single-word="false"/>
      <style:text-properties fo:font-size="10pt" fo:font-weight="normal" officeooo:paragraph-rsid="00d33473" style:font-size-asian="10pt" style:font-weight-asian="normal" style:font-size-complex="10pt" style:font-weight-complex="normal"/>
    </style:style>
    <style:style style:name="MP9" style:family="paragraph" style:parent-style-name="Header">
      <style:paragraph-properties fo:text-align="end" style:justify-single-word="false"/>
      <style:text-properties fo:font-size="6pt" fo:font-weight="bold" officeooo:rsid="0072ba96" officeooo:paragraph-rsid="00f97658" style:font-size-asian="6pt" style:font-weight-asian="bold" style:font-size-complex="6pt" style:font-weight-complex="bold"/>
    </style:style>
    <style:style style:name="MP10" style:family="paragraph" style:parent-style-name="Header">
      <style:paragraph-properties fo:text-align="end" style:justify-single-word="false"/>
      <style:text-properties fo:font-size="10pt" fo:font-weight="bold" officeooo:rsid="0072ba96" officeooo:paragraph-rsid="00f97658" style:font-size-asian="10pt" style:font-weight-asian="bold" style:font-size-complex="10pt" style:font-weight-complex="bold"/>
    </style:style>
    <style:style style:name="MP11" style:family="paragraph" style:parent-style-name="Frame_20_contents">
      <style:paragraph-properties fo:text-align="start" style:justify-single-word="false"/>
    </style:style>
    <style:style style:name="MP12" style:family="paragraph" style:parent-style-name="Header">
      <style:paragraph-properties fo:text-align="end" style:justify-single-word="false"/>
      <style:text-properties officeooo:paragraph-rsid="00e0466e"/>
    </style:style>
    <style:style style:name="MP13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0466e" style:font-size-asian="14pt" style:font-weight-asian="bold" style:font-size-complex="14pt" style:font-weight-complex="bold"/>
    </style:style>
    <style:style style:name="MP14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0466e" style:font-size-asian="11pt" style:font-weight-asian="bold" style:font-size-complex="11pt" style:font-weight-complex="bold"/>
    </style:style>
    <style:style style:name="MP15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0466e" style:font-size-asian="12pt" style:font-weight-asian="bold" style:font-size-complex="12pt" style:font-weight-complex="bold"/>
    </style:style>
    <style:style style:name="MP16" style:family="paragraph" style:parent-style-name="Header">
      <style:paragraph-properties fo:text-align="center" style:justify-single-word="false"/>
      <style:text-properties fo:font-size="10pt" fo:font-weight="normal" officeooo:paragraph-rsid="00e0466e" style:font-size-asian="10pt" style:font-weight-asian="normal" style:font-size-complex="10pt" style:font-weight-complex="normal"/>
    </style:style>
    <style:style style:name="MP17" style:family="paragraph" style:parent-style-name="Header">
      <style:paragraph-properties fo:text-align="end" style:justify-single-word="false"/>
      <style:text-properties fo:font-size="10pt" fo:font-weight="bold" officeooo:rsid="0072ba96" officeooo:paragraph-rsid="00d6148e" style:font-size-asian="10pt" style:font-weight-asian="bold" style:font-size-complex="10pt" style:font-weight-complex="bold"/>
    </style:style>
    <style:style style:name="MP18" style:family="paragraph" style:parent-style-name="Header">
      <style:paragraph-properties fo:text-align="end" style:justify-single-word="false"/>
      <style:text-properties officeooo:paragraph-rsid="00e1691b"/>
    </style:style>
    <style:style style:name="MP19" style:family="paragraph" style:parent-style-name="Header">
      <style:paragraph-properties fo:text-align="center" style:justify-single-word="false"/>
      <style:text-properties fo:font-size="14pt" fo:font-weight="bold" officeooo:rsid="0072ba96" officeooo:paragraph-rsid="00e1691b" style:font-size-asian="14pt" style:font-weight-asian="bold" style:font-size-complex="14pt" style:font-weight-complex="bold"/>
    </style:style>
    <style:style style:name="MP20" style:family="paragraph" style:parent-style-name="Header">
      <style:paragraph-properties fo:text-align="center" style:justify-single-word="false"/>
      <style:text-properties fo:font-size="11pt" fo:font-weight="bold" officeooo:rsid="00adcd69" officeooo:paragraph-rsid="00e1691b" style:font-size-asian="11pt" style:font-weight-asian="bold" style:font-size-complex="11pt" style:font-weight-complex="bold"/>
    </style:style>
    <style:style style:name="MP21" style:family="paragraph" style:parent-style-name="Header">
      <style:paragraph-properties fo:text-align="center" style:justify-single-word="false"/>
      <style:text-properties fo:font-size="12pt" fo:font-weight="bold" officeooo:rsid="0009f08c" officeooo:paragraph-rsid="00e1691b" style:font-size-asian="12pt" style:font-weight-asian="bold" style:font-size-complex="12pt" style:font-weight-complex="bold"/>
    </style:style>
    <style:style style:name="MP22" style:family="paragraph" style:parent-style-name="Footer">
      <style:text-properties officeooo:paragraph-rsid="00efad3b"/>
    </style:style>
    <style:style style:name="MP23" style:family="paragraph" style:parent-style-name="Table_20_Contents">
      <style:text-properties officeooo:paragraph-rsid="00efad3b"/>
    </style:style>
    <style:style style:name="MP24" style:family="paragraph" style:parent-style-name="Standard">
      <style:text-properties officeooo:paragraph-rsid="00efad3b"/>
    </style:style>
    <style:style style:name="MT1" style:family="text">
      <style:text-properties fo:font-size="10pt" fo:font-weight="bold" officeooo:rsid="0072ba96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0d9b348" style:font-size-asian="10pt" style:font-weight-asian="bold" style:font-size-complex="10pt" style:font-weight-complex="bold"/>
    </style:style>
    <style:style style:name="MT3" style:family="text">
      <style:text-properties fo:color="#000000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fo:font-size="10pt" fo:font-weight="bold" officeooo:rsid="008ce45b" style:font-size-asian="10pt" style:font-weight-asian="bold" style:font-size-complex="10pt" style:font-weight-complex="bold"/>
    </style:style>
    <style:style style:name="MT7" style:family="text">
      <style:text-properties fo:color="#000000" fo:font-size="10pt" fo:font-weight="bold" officeooo:rsid="008ce45b" style:font-size-asian="10pt" style:font-weight-asian="bold" style:font-size-complex="10pt" style:font-weight-complex="bold"/>
    </style:style>
    <style:style style:name="MT8" style:family="text">
      <style:text-properties fo:font-size="10pt" fo:font-weight="bold" officeooo:rsid="00d834d2" style:font-size-asian="10pt" style:font-weight-asian="bold" style:font-size-complex="10pt" style:font-weight-complex="bold"/>
    </style:style>
    <style:style style:name="MT9" style:family="text">
      <style:text-properties fo:color="#000000" fo:font-size="10pt" fo:font-weight="bold" officeooo:rsid="0072ba96" style:font-size-asian="10pt" style:font-weight-asian="bold" style:font-size-complex="10pt" style:font-weight-complex="bold"/>
    </style:style>
    <style:style style:name="MT10" style:family="text"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1"><text:span text:style-name="MT1"><text:text-input text:description="&lt;if test=&quot;o.print_header&quot;&gt;">If Header</text:text-input></text:span><text:span text:style-name="MT1"> </text:span></text:p>
              <text:p text:style-name="MP2"><draw:frame draw:style-name="Mfr1" draw:name="Image2" text:anchor-type="paragraph" svg:x="-1.275cm" svg:y="-0.967cm" svg:width="4.542cm" svg:height="2.066cm" draw:z-index="5"><draw:image xlink:href="Pictures/10000000000005DB000003834F891549.jpg" xlink:type="simple" xlink:show="embed" xlink:actuate="onLoad"/></draw:frame></text:p>
              <text:p text:style-name="MP1"><text:span text:style-name="MT1">(</text:span><text:span text:style-name="MT2">Triplicate</text:span><text:span text:style-name="MT1"> For </text:span><text:span text:style-name="MT2">Assessable</text:span><text:span text:style-name="MT1"> </text:span><text:span text:style-name="MT3"><text:s/></text:span><text:span text:style-name="MT1">)</text:span></text:p>
              <text:p text:style-name="MP3"><text:text-input text:description="&lt;company_name(o)&gt;">Company</text:text-input></text:p>
              <text:p text:style-name="MP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6">Tax Invoice <text:s/></text:p>
              <text:p text:style-name="MP7"><text:text-input text:description="&lt;/if&gt;">End If</text:text-input></text:p>
              <text:p text:style-name="MP7"/>
            </table:table-cell>
          </table:table-row>
        </table:table>
        <text:p text:style-name="MP8"/>
      </style:header>
      <style:header-first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9"><text:text-input text:description="&lt;if test=&quot;o.print_header&quot;&gt;">If Header</text:text-input></text:p>
              <text:p text:style-name="MP10"><draw:frame draw:style-name="Mfr2" draw:name="image: asimage(user.company_id.logo_web)" text:anchor-type="paragraph" svg:x="-2.508cm" draw:z-index="0"><draw:text-box fo:min-height="0.48cm" fo:min-width="2.641cm"><text:p text:style-name="MP11"/></draw:text-box></draw:frame> <text:s/></text:p>
              <text:p text:style-name="MP12"><text:span text:style-name="MT1">(</text:span><text:span text:style-name="MT6">Original</text:span><text:span text:style-name="MT1"> For </text:span><text:span text:style-name="MT7">Buyer</text:span><text:span text:style-name="MT3"> </text:span><text:span text:style-name="MT1">)</text:span></text:p>
              <text:p text:style-name="MP13"><text:text-input text:description="&lt;company_name(o)&gt;">Company</text:text-input></text:p>
              <text:p text:style-name="MP14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15">Tax Invoice <text:s/></text:p>
              <text:p text:style-name="MP16"><text:text-input text:description="&lt;/if&gt;">End If</text:text-input></text:p>
              <text:p text:style-name="MP16"/>
            </table:table-cell>
          </table:table-row>
        </table:table>
        <text:p text:style-name="MP17"/>
      </style:header-first>
      <style:header-left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18"><text:span text:style-name="MT1"><text:text-input text:description="&lt;if test=&quot;o.print_header&quot;&gt;">If Header</text:text-input></text:span><text:span text:style-name="MT1"> </text:span></text:p>
              <text:p text:style-name="MP18"><text:span text:style-name="MT1">(</text:span><text:span text:style-name="MT8">Duplicate for Transporter</text:span><text:span text:style-name="MT9"> </text:span><text:span text:style-name="MT1">)</text:span></text:p>
              <text:p text:style-name="MP19"><text:text-input text:description="&lt;company_name(o)&gt;">Company</text:text-input></text:p>
              <text:p text:style-name="MP19"><draw:frame draw:style-name="Mfr1" draw:name="Image1" text:anchor-type="paragraph" svg:x="-1.275cm" svg:y="-0.967cm" svg:width="4.542cm" svg:height="2.066cm" draw:z-index="3"><draw:image xlink:href="Pictures/10000000000005DB000003834F891549.jpg" xlink:type="simple" xlink:show="embed" xlink:actuate="onLoad"/></draw:frame></text:p>
              <text:p text:style-name="MP20"><text:s/><text:span text:style-name="MT4"><text:text-input text:description="&lt;company_address(o)&gt;">Company Address</text:text-input></text:span></text:p>
              <text:p text:style-name="MP5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21">Tax Invoice</text:p>
              <text:p text:style-name="MP21"><text:span text:style-name="MT10"><text:text-input text:description="&lt;/if&gt;">End If</text:text-input></text:span> <text:s/></text:p>
              <text:p text:style-name="MP21"/>
              <text:p text:style-name="MP21"/>
            </table:table-cell>
          </table:table-row>
        </table:table>
        <text:p text:style-name="MP8"/>
      </style:header-left>
      <style:footer>
        <text:p text:style-name="MP22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  <text:p text:style-name="MP23"/>
            </table:table-cell>
          </table:table-row>
        </table:table>
        <text:p text:style-name="MP24"/>
      </style:footer>
      <style:footer-first>
        <text:p text:style-name="Text_20_body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01:49.429489039</meta:creation-date>
    <meta:editing-duration>PT37M1S</meta:editing-duration>
    <meta:editing-cycles>57</meta:editing-cycles>
    <meta:generator>LibreOffice/4.2.8.2$Linux_X86_64 LibreOffice_project/420m0$Build-2</meta:generator>
    <dc:date>2017-03-22T11:52:36.809479499</dc:date>
    <meta:document-statistic meta:table-count="8" meta:image-count="2" meta:object-count="0" meta:page-count="6" meta:paragraph-count="279" meta:word-count="1113" meta:character-count="4060" meta:non-whitespace-character-count="3607"/>
  </office:meta>
</office:document-meta>
</file>